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4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/>
          <table:table-cell table:style-name="ce56"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formula="of:=SUM([.H3];[.H34])" office:value-type="float" office:value="93100" calcext:value-type="float">
            <text:p>931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2" table:formula="of:=[.M3]-[.M7]" office:value-type="float" office:value="24200" calcext:value-type="float">
            <text:p>24200</text:p>
          </table:table-cell>
          <table:table-cell table:formula="of:=[.M8]+34000" office:value-type="float" office:value="58200" calcext:value-type="float">
            <text:p>582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0:.F30])" office:value-type="float" office:value="1840.68115942029" calcext:value-type="float">
            <text:p>1840.6811594203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5000" calcext:value-type="float">
            <text:p>35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 table:number-columns-repeated="2"/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4000" calcext:value-type="float">
            <text:p>34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ce27" office:value-type="string" calcext:value-type="string">
            <text:p>Գենա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/>
          <table:table-cell table:style-name="ce8"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];[.C30];[.E30];[.F30])" office:value-type="float" office:value="1436.33333333333" calcext:value-type="float">
            <text:p>1436.3333333333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formula="of:=SUM([.H16];[.H47];[.H77];[.H107])" office:value-type="float" office:value="7884.91134952005" calcext:value-type="float">
            <text:p>7884.9113495201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/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2" office:value-type="float" office:value="70000" calcext:value-type="float">
            <text:p>70000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3" office:value-type="float" office:value="404.347826086957" calcext:value-type="float">
            <text:p>404.347826087</text:p>
          </table:table-cell>
          <table:table-cell table:formula="of:=[.E3]/24" office:value-type="float" office:value="362.5" calcext:value-type="float">
            <text:p>362.5</text:p>
          </table:table-cell>
          <table:table-cell table:formula="of:=[.F3]/24" office:value-type="float" office:value="375" calcext:value-type="float">
            <text:p>375</text:p>
          </table:table-cell>
          <table:table-cell/>
          <table:table-cell table:style-name="ce2" table:formula="of:=SUM([.H4:.H29])" office:value-type="float" office:value="12480.4202898551" calcext:value-type="float">
            <text:p>12480.4202898551</text:p>
          </table:table-cell>
          <table:table-cell table:style-name="ce16"/>
          <table:table-cell table:number-columns-repeated="5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79950" calcext:value-type="float">
            <text:p>279950</text:p>
          </table:table-cell>
          <table:table-cell/>
          <table:table-cell table:formula="of:=SUM([.L4:.L31])" office:value-type="float" office:value="269000" calcext:value-type="float">
            <text:p>2690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950" calcext:value-type="float">
            <text:p>10950</text:p>
          </table:table-cell>
          <table:table-cell table:number-columns-repeated="2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1:.F61])" office:value-type="float" office:value="2210.25785808395" calcext:value-type="float">
            <text:p>2210.257858084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1:.F61])" office:value-type="float" office:value="2210.25785808395" calcext:value-type="float">
            <text:p>2210.257858084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5:.F65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7:.F6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8:.F6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B69:.F6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70:.F7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1:.F71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61:.F61])" office:value-type="float" office:value="2210.25785808395" calcext:value-type="float">
            <text:p>2210.25785808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4:.F74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5:.F7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7:.F7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8:.F7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9:.F7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0:.F8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1:.F81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34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table:formula="of:=SUM([.B84:.F8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1" office:value-type="float" office:value="495.238095238095" calcext:value-type="float">
            <text:p>495.2380952381</text:p>
          </table:table-cell>
          <table:table-cell/>
          <table:table-cell table:style-name="ce2" table:formula="of:=SUM([.H35:.H60])" office:value-type="float" office:value="6630.77357425183" calcext:value-type="float">
            <text:p>6630.7735742518</text:p>
          </table:table-cell>
          <table:table-cell table:style-name="ce16"/>
          <table:table-cell table:number-columns-repeated="5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1:.F91])" office:value-type="float" office:value="2324.09090909091" calcext:value-type="float">
            <text:p>2324.0909090909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3:.F93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5:.F95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6:.F96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100:.F10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1:.F101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2:.F10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91:.F91])" office:value-type="float" office:value="2324.09090909091" calcext:value-type="float">
            <text:p>2324.090909090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4:.F104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5:.F10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6:.F10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7:.F10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8:.F10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0:.F11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3:.F113])" office:value-type="float" office:value="0" calcext:value-type="float">
            <text:p>0</text:p>
          </table:table-cell>
          <table:table-cell table:style-name="ce34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5:.F11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64]/22" office:value-type="float" office:value="472.727272727273" calcext:value-type="float">
            <text:p>472.7272727273</text:p>
          </table:table-cell>
          <table:table-cell table:formula="of:=[.C64]/22" office:value-type="float" office:value="450" calcext:value-type="float">
            <text:p>450</text:p>
          </table:table-cell>
          <table:table-cell table:formula="of:=[.D64]/20" office:value-type="float" office:value="515" calcext:value-type="float">
            <text:p>515</text:p>
          </table:table-cell>
          <table:table-cell table:formula="of:=[.E64]/22" office:value-type="float" office:value="445.454545454545" calcext:value-type="float">
            <text:p>445.4545454545</text:p>
          </table:table-cell>
          <table:table-cell table:formula="of:=[.F64]/22" office:value-type="float" office:value="440.909090909091" calcext:value-type="float">
            <text:p>440.9090909091</text:p>
          </table:table-cell>
          <table:table-cell/>
          <table:table-cell table:style-name="ce2" table:formula="of:=SUM([.H65:.H90])" office:value-type="float" office:value="4648.18181818182" calcext:value-type="float">
            <text:p>4648.1818181818</text:p>
          </table:table-cell>
          <table:table-cell table:style-name="ce16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/>
          <table:table-cell table:style-name="ce2"/>
          <table:table-cell table:style-name="ce2" table:formula="of:=SUM([.B95:.F9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1:.F121])" office:value-type="float" office:value="1914.22924901186" calcext:value-type="float">
            <text:p>1914.2292490119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3:.F123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5:.F125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6:.F126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8:.F12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0:.F13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1:.F131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2:.F13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1:.E121])" office:value-type="float" office:value="1914.22924901186" calcext:value-type="float">
            <text:p>1914.22924901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4:.F134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5:.F13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6:.F13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7:.F13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8:.F13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39:.F13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0:.F14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1:.F141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2:.F14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3:.F143])" office:value-type="float" office:value="0" calcext:value-type="float">
            <text:p>0</text:p>
          </table:table-cell>
          <table:table-cell table:style-name="ce34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44:.F14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45:.F14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94]/23" office:value-type="float" office:value="456.521739130435" calcext:value-type="float">
            <text:p>456.5217391304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0" office:value-type="float" office:value="0" calcext:value-type="float">
            <text:p>0</text:p>
          </table:table-cell>
          <table:table-cell/>
          <table:table-cell table:style-name="ce2" table:formula="of:=SUM([.H95:.H120])" office:value-type="float" office:value="3828.45849802372" calcext:value-type="float">
            <text:p>3828.4584980237</text:p>
          </table:table-cell>
          <table:table-cell table:style-name="ce1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1:16:40.621353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02T11:38:15.049397116</dc:date>
    <meta:editing-duration>P12DT19H34M17S</meta:editing-duration>
    <meta:editing-cycles>3619</meta:editing-cycles>
    <meta:generator>LibreOffice/4.2.8.2$Linux_X86_64 LibreOffice_project/420m0$Build-2</meta:generator>
    <meta:document-statistic meta:table-count="22" meta:cell-count="10579" meta:object-count="0"/>
  </office:meta>
</office:document-meta>
</file>